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15.422cm"/>
    </style:style>
    <style:style style:name="co3" style:family="table-column">
      <style:table-column-properties fo:break-before="auto" style:column-width="4.637cm"/>
    </style:style>
    <style:style style:name="co4" style:family="table-column">
      <style:table-column-properties fo:break-before="auto" style:column-width="12.22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exx_video_adapter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n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Vendor URL</text:p>
          </table:table-cell>
        </table:table-row>
        <table:table-row table:style-name="ro1">
          <table:table-cell office:value-type="string" calcext:value-type="string">
            <text:p>J1,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CART-F</text:p>
          </table:table-cell>
          <table:table-cell office:value-type="string" calcext:value-type="string">
            <text:p>SCART-17</text:p>
          </table:table-cell>
          <table:table-cell office:value-type="string" calcext:value-type="string">
            <text:p><text:a xlink:href="https://www.tme.eu/en/details/scart-17/euro-hdmi-connectors/ninigi/" xlink:type="simple">https://www.tme.eu/en/details/scart-17/euro-hdmi-connectors/ninigi/</text:a></text:p>
          </table:table-cell>
        </table:table-row>
        <table:table-row table:style-name="ro1">
          <table:table-cell office:value-type="string" calcext:value-type="string">
            <text:p>J2,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CJ-022</text:p>
          </table:table-cell>
          <table:table-cell office:value-type="string" calcext:value-type="string">
            <text:p><text:a xlink:href="https://www.digikey.fi/en/products/detail/cui-devices/RCJ-022/408494" xlink:type="simple">https://www.digikey.fi/en/products/detail/cui-devices/RCJ-022/408494</text:a></text:p>
          </table:table-cell>
        </table:table-row>
        <table:table-row table:style-name="ro1">
          <table:table-cell office:value-type="string" calcext:value-type="string">
            <text:p>J3,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CJ-026</text:p>
          </table:table-cell>
          <table:table-cell office:value-type="string" calcext:value-type="string">
            <text:p><text:a xlink:href="https://www.digikey.fi/en/products/detail/cui-devices/RCJ-026/408498" xlink:type="simple">https://www.digikey.fi/en/products/detail/cui-devices/RCJ-026/408498</text:a></text:p>
          </table:table-cell>
        </table:table-row>
        <table:table-row table:style-name="ro1">
          <table:table-cell office:value-type="string" calcext:value-type="string">
            <text:p>J4,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RCJ-025</text:p>
          </table:table-cell>
          <table:table-cell office:value-type="string" calcext:value-type="string">
            <text:p><text:a xlink:href="https://www.digikey.fi/en/products/detail/cui-devices/RCJ-025/408497" xlink:type="simple">https://www.digikey.fi/en/products/detail/cui-devices/RCJ-025/408497</text:a></text:p>
          </table:table-cell>
        </table:table-row>
        <table:table-row table:style-name="ro1">
          <table:table-cell office:value-type="string" calcext:value-type="string">
            <text:p>J5,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udioJack3</text:p>
          </table:table-cell>
          <table:table-cell office:value-type="string" calcext:value-type="string">
            <text:p>SJ1-3533NG</text:p>
          </table:table-cell>
          <table:table-cell office:value-type="string" calcext:value-type="string">
            <text:p><text:a xlink:href="https://www.digikey.fi/en/products/detail/cui-devices/SJ1-3533NG/738701" xlink:type="simple">https://www.digikey.fi/en/products/detail/cui-devices/SJ1-3533NG/738701</text:a></text:p>
          </table:table-cell>
        </table:table-row>
        <table:table-row table:style-name="ro1">
          <table:table-cell office:value-type="string" calcext:value-type="string">
            <text:p>J6,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B15_Female_HighDensity</text:p>
          </table:table-cell>
          <table:table-cell office:value-type="string" calcext:value-type="string">
            <text:p>ICD15S13E4GV00LF</text:p>
          </table:table-cell>
          <table:table-cell office:value-type="string" calcext:value-type="string">
            <text:p><text:a xlink:href="https://www.digikey.fi/en/products/detail/amphenol-cs-fci/ICD15S13E4GV00LF/1536418" xlink:type="simple">https://www.digikey.fi/en/products/detail/amphenol-cs-fci/ICD15S13E4GV00LF/1536418</text:a>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00" calcext:value-type="float">
            <text:p>500</text:p>
          </table:table-cell>
          <table:table-cell office:value-type="string" calcext:value-type="string">
            <text:p>RC0603FR-07499RL</text:p>
          </table:table-cell>
          <table:table-cell office:value-type="string" calcext:value-type="string">
            <text:p><text:a xlink:href="https://www.digikey.fi/en/products/detail/yageo/RC0603FR-07499RL/727266" xlink:type="simple">https://www.digikey.fi/en/products/detail/yageo/RC0603FR-07499RL/727266</text:a>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80" calcext:value-type="float">
            <text:p>180</text:p>
          </table:table-cell>
          <table:table-cell office:value-type="string" calcext:value-type="string">
            <text:p>RC0603FR-07180RL</text:p>
          </table:table-cell>
          <table:table-cell office:value-type="string" calcext:value-type="string">
            <text:p><text:a xlink:href="https://www.digikey.fi/en/products/detail/yageo/RC0603FR-07180RL/726994" xlink:type="simple">https://www.digikey.fi/en/products/detail/yageo/RC0603FR-07180RL/726994</text:a>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OS102011MA1QS1</text:p>
          </table:table-cell>
          <table:table-cell office:value-type="string" calcext:value-type="string">
            <text:p><text:a xlink:href="https://www.digikey.fi/en/products/detail/c-k/OS102011MA1QS1/1981431" xlink:type="simple">https://www.digikey.fi/en/products/detail/c-k/OS102011MA1QS1/1981431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WenQuanYi Zen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2">00/00/0000</text:date>, <text:time style:data-style-name="N2" text:time-value="11:53:44.2386788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22T11:54:11.727900383</dc:date>
    <meta:editing-duration>PT14M50S</meta:editing-duration>
    <meta:editing-cycles>4</meta:editing-cycles>
    <meta:generator>LibreOffice/7.5.8.1$Linux_X86_64 LibreOffice_project/50$Build-1</meta:generator>
    <meta:document-statistic meta:table-count="1" meta:cell-count="50" meta:object-count="0"/>
  </office:meta>
</office:document-meta>
</file>